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/>
    </style:style>
    <style:style style:name="T4" style:family="text">
      <style:text-properties style:font-size-complex="13.5pt"/>
    </style:style>
    <style:style style:name="T5" style:family="text">
      <style:text-properties fo:font-size="10pt" style:font-size-asian="10pt"/>
    </style:style>
    <style:style style:name="T6" style:family="text">
      <style:text-properties fo:font-style="italic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Hjemmelavet smørechokolade</text:span><text:span text:style-name="T3"><text:line-break/></text:span></text:p>
      <text:p text:style-name="Standard"><text:span text:style-name="T4">Ingredienser (t</text:span>il ca. 3 1/2 dl):<text:line-break/><text:span text:style-name="T5"><text:line-break/></text:span><text:span text:style-name="T6">2 1/2 dl piskefløde<text:line-break/>150 g god chokolade<text:line-break/>1 stang vanille<text:line-break/>1 spsk sukker</text:span></text:p>
      <text:p text:style-name="Standard"/>
      <text:p text:style-name="Standard"><text:line-break/><text:span text:style-name="T1">1.</text:span> Varm piskefløden forsigtigt i en tykbundet gryde og snit chokolade imens.<text:line-break/><text:span text:style-name="T1"><text:line-break/>2.</text:span> Når fløden koger, piskes chokoladen i sammen med vanillekorn og sukker. Når alt er smeltet, hældes chokolademassen i en skål og sættes i køleskabet 1 døgn.<text:line-break/><text:line-break/><text:span text:style-name="T1">3.</text:span> Skålen tages ud og chokolademassen piskes stift.</text:p>
      <text:p text:style-name="Standard"/>
      <text:p text:style-name="Standard">*******************************************************</text:p>
      <text:p text:style-name="Standard"/>
      <text:h text:style-name="Heading_20_1" text:outline-level="1">Chokoladesmørepålæg</text:h>
      <text:p text:style-name="P1"/>
      <text:p text:style-name="Standard"><text:span text:style-name="T4">Ingredienser</text:span>:<text:line-break/></text:p>
      <text:p text:style-name="Standard">200 g god chokolade (fx 50 g lys Valrhona og 150 g Valrhona 70%)</text:p>
      <text:p text:style-name="Standard">3/4 dl sødmælk <text:s text:c="3"/></text:p>
      <text:p text:style-name="Standard">1 1/2 dl piskefløde <text:s text:c="3"/></text:p>
      <text:p text:style-name="Standard">30 g sukker <text:s text:c="3"/></text:p>
      <text:p text:style-name="Standard">lidt vanille <text:s text:c="3"/></text:p>
      <text:p text:style-name="Standard">75 g smør</text:p>
      <text:p text:style-name="Standard"/>
      <text:p text:style-name="Standard"><text:span text:style-name="T1">1.</text:span> Hak chokoladen meget fint og kom det i en skål. Bring sødmælk, piskefløde og vanille i kog i en gryde. Rør i væsken med en dejskraber.</text:p>
      <text:p text:style-name="Standard"/>
      <text:p text:style-name="Standard"><text:span text:style-name="T1">2.</text:span> Hæld langsomt den varme mælk over den fint hakkede chokolade og rør med små runde bevægelser i midten af massen, indtil kernen bliver elastisk og glansfuld.</text:p>
      <text:p text:style-name="Standard"/>
      <text:p text:style-name="Standard"><text:span text:style-name="T1">3.</text:span> Tilsæt smørret i små stykker, når chokoladen er smeltet og blandingen er homogen. Tag et piskeris el. en stavblender og pisk kraftigt i blandingen i ét minut. Hæld den i et stort glas og lad den stå og sætte sig ved stuetemperatur. Smørepålægget opbevares derefter i køleskab.</text:p>
      <text:p text:style-name="Standard"/>
      <text:h text:style-name="P6" text:outline-level="1">Nielsens smørechokolade</text:h>
      <text:p text:style-name="Standard"/>
      <text:p text:style-name="Standard">200 g Marabou mælkechokolade</text:p>
      <text:p text:style-name="Standard">50 g mørk chokolade</text:p>
      <text:p text:style-name="Standard">1½ tsk vanillesukker</text:p>
      <text:p text:style-name="Standard">40 g rørsukker</text:p>
      <text:p text:style-name="Standard">1½ dl mælk</text:p>
      <text:p text:style-name="Standard">40 g smør</text:p>
      <text:p text:style-name="Standard"/>
      <text:p text:style-name="Standard"><text:span text:style-name="T1">1.</text:span> Hak chokoladen og kom den i en skål sammen med vanillesukker. Bring mælk i kog i en gryde. Sukker udrøres i den varme mælk.</text:p>
      <text:p text:style-name="Standard"/>
      <text:p text:style-name="Standard"><text:span text:style-name="T1">2.</text:span> Hæld lidt varm mælk ad gangen over den hakkede chokolade og rør med et piskeris.</text:p>
      <text:p text:style-name="Standard"/>
      <text:p text:style-name="Standard"><text:span text:style-name="T1">3.</text:span> Tilsæt smørret i små stykker, når chokoladen er smeltet og blandingen er homogen. Tag et piskeris og pisk kraftigt i blandingen i ét minut.</text:p>
      <text:p text:style-name="Standard"/>
      <text:p text:style-name="Standard"><text:span text:style-name="T1">4.</text:span> Hæld den i et stort glas og lad den stå og sætte sig ved stuetemperatur. Smørepålægget opbevares derefter i køleskab.</text:p>
      <text:p text:style-name="Standard"/>
      <text:p text:style-name="Standard"/>
      <text:h text:style-name="Heading_20_1" text:outline-level="1">Nielsens smørechokolade II </text:h>
      <text:p text:style-name="Standard"/>
      <text:p text:style-name="Standard">200 g Marabou mælkechokolade</text:p>
      <text:p text:style-name="Standard">2 tsk kakao</text:p>
      <text:p text:style-name="Standard">2 tsk vanillesukker</text:p>
      <text:p text:style-name="Standard">45 g rørsukker</text:p>
      <text:p text:style-name="Standard">3/4 dl mælk</text:p>
      <text:p text:style-name="Standard">40 g smør</text:p>
      <text:p text:style-name="Standard"/>
      <text:p text:style-name="Standard"/>
      <text:h text:style-name="Heading_20_1" text:outline-level="1">Nutella</text:h>
      <text:p text:style-name="Standard">Ingredienser: 250 g hasselnødder (let ristede)</text:p>
      <text:p text:style-name="Standard">200 g mørk chokolade</text:p>
      <text:p text:style-name="Standard">100 g blød nougat</text:p>
      <text:p text:style-name="Standard">100 g blødt smør</text:p>
      <text:p text:style-name="Standard">1 spsk honning</text:p>
      <text:p text:style-name="Standard">3 dl fløde</text:p>
      <text:p text:style-name="Standard"/>
      <text:p text:style-name="Standard">Chokolade og nougat smeltes over vandbad.</text:p>
      <text:p text:style-name="Standard">Imens hakkes de let ristede hasselnødder fint i en foodprocessor eller i hånden. Bland de hakkede nødder med smør og honning.</text:p>
      <text:p text:style-name="Standard">Denne blanding hældes i den smeltede chokolademasse, til sidst tilsættes fløde, og det røres godt sammen. Nutellaen er nu færdig, den fordeles i glas, som opbevares på køl. Den kan holde sig i op til 3 uger</text:p>
      <text:p text:style-name="P3"/>
      <text:p text:style-name="Standard"/>
      <text:section text:style-name="Sect1" text:name="wrapper">
        <text:section text:style-name="Sect1" text:name="page">
          <text:section text:style-name="Sect1" text:name="main">
            <text:section text:style-name="Sect1" text:name="primary">
              <text:section text:style-name="Sect1" text:name="content">
                <text:p text:style-name="Text_20_body"><text:soft-page-break/><text:span text:style-name="Strong_20_Emphasis">Coconut spread:</text:span></text:p>
                <text:p text:style-name="Text_20_body"><text:span text:style-name="Strong_20_Emphasis">Ingredients:</text:span></text:p>
                <text:list xml:id="list1302424509941614037" text:style-name="L1">
                  <text:list-item>
                    <text:p text:style-name="P5">2 x 375 g tins of condensed milk</text:p>
                  </text:list-item>
                  <text:list-item>
                    <text:p text:style-name="P5">192 g coconut cream</text:p>
                  </text:list-item>
                  <text:list-item>
                    <text:p text:style-name="P4">200 g desiccated coconut</text:p>
                  </text:list-item>
                </text:list>
                <text:p text:style-name="Text_20_body"><text:span text:style-name="Strong_20_Emphasis">Method of preparation:</text:span></text:p>
                <text:p text:style-name="Text_20_body">On a medium heat preheat a pan add a dessicated coconut and toast it, stirring continously until light gold. In a separate pot mix together coconut cream and condensed milk, add toasted coconut and give it a good stir. Cook it on a low heat for 8-10 minutes, stirring vigorously. Transfer to a jar (or straight on a sandwich) let it cool completly and cover. It will keep in the fridge for around 2 weeks. Before serving leave the jar in a hot water for a while it will help you spread it easily.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da" fo:country="DK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a" fo:country="DK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color="#000099"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Standardskrifttype_20_i_20_afsnit" style:display-name="Standardskrifttype i afsni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jemmelavet smørechokolade</dc:title>
    <meta:initial-creator>TAN</meta:initial-creator>
    <meta:creation-date>2001-07-12T14:09:00</meta:creation-date>
    <dc:creator>Thomas Arentoft Nielsen</dc:creator>
    <dc:date>2014-02-01T12:22:41.09</dc:date>
    <meta:editing-cycles>24</meta:editing-cycles>
    <meta:editing-duration>PT1H11M</meta:editing-duration>
    <meta:document-statistic meta:table-count="0" meta:image-count="0" meta:object-count="0" meta:page-count="3" meta:paragraph-count="50" meta:word-count="544" meta:character-count="3066"/>
    <meta:generator>OpenOffice.org/3.4.1$Win32 OpenOffice.org_project/341m1$Build-9593</meta:generator>
  </office:meta>
</office:document-meta>
</file>